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ECNOLOGIA E INVERSIONES AGROPECUARIAS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CIONES AGROPECUARIA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NDOVAL IBERICO,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70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22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